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78000000D3B8508E23B1A9F17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  <style:font-face style:name="Nachlieli CLM" svg:font-family="'Nachlieli CLM'" style:font-family-generic="modern" style:font-pitch="variable"/>
  </office:font-face-decls>
  <office:automatic-styles>
    <style:style style:name="Table3" style:family="table">
      <style:table-properties style:width="11.4542in" table:align="margins"/>
    </style:style>
    <style:style style:name="Table3.A" style:family="table-column">
      <style:table-column-properties style:column-width="1.125in" style:rel-column-width="6435*"/>
    </style:style>
    <style:style style:name="Table3.B" style:family="table-column">
      <style:table-column-properties style:column-width="2.3535in" style:rel-column-width="13465*"/>
    </style:style>
    <style:style style:name="Table3.C" style:family="table-column">
      <style:table-column-properties style:column-width="1.8681in" style:rel-column-width="10689*"/>
    </style:style>
    <style:style style:name="Table3.D" style:family="table-column">
      <style:table-column-properties style:column-width="1.4493in" style:rel-column-width="8293*"/>
    </style:style>
    <style:style style:name="Table3.E" style:family="table-column">
      <style:table-column-properties style:column-width="1.5424in" style:rel-column-width="8825*"/>
    </style:style>
    <style:style style:name="Table3.F" style:family="table-column">
      <style:table-column-properties style:column-width="1.2521in" style:rel-column-width="7165*"/>
    </style:style>
    <style:style style:name="Table3.G" style:family="table-column">
      <style:table-column-properties style:column-width="1.8639in" style:rel-column-width="10663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none" style:writing-mode="page"/>
    </style:style>
    <style:style style:name="Table3.B1" style:family="table-cell">
      <style:table-cell-properties style:vertical-align="middle" fo:padding="0.0382in" fo:border-left="none" fo:border-right="0.5pt solid #000000" fo:border-top="0.5pt solid #000000" fo:border-bottom="none" style:writing-mode="page"/>
    </style:style>
    <style:style style:name="Table3.D1" style:family="table-cell">
      <style:table-cell-properties style:vertical-align="middle" fo:padding="0.0382in" fo:border-left="none" fo:border-right="none" fo:border-top="0.5pt solid #000000" fo:border-bottom="none" style:writing-mode="page"/>
    </style:style>
    <style:style style:name="Table3.A2" style:family="table-cell">
      <style:table-cell-properties style:vertical-align="middle" fo:padding="0.0382in" fo:border-left="0.5pt solid #000000" fo:border-right="none" fo:border-top="none" fo:border-bottom="none" style:writing-mode="page"/>
    </style:style>
    <style:style style:name="Table3.B2" style:family="table-cell">
      <style:table-cell-properties style:vertical-align="middle" fo:padding="0.0382in" fo:border-left="none" fo:border-right="0.5pt solid #000000" fo:border-top="none" fo:border-bottom="none" style:writing-mode="page"/>
    </style:style>
    <style:style style:name="Table3.D2" style:family="table-cell">
      <style:table-cell-properties style:vertical-align="middle" fo:padding="0.0382in" fo:border="none" style:writing-mode="page"/>
    </style:style>
    <style:style style:name="Table3.A6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3.B6" style:family="table-cell">
      <style:table-cell-properties style:vertical-align="middle" fo:padding="0.0382in" fo:border-left="none" fo:border-right="0.5pt solid #000000" fo:border-top="none" fo:border-bottom="0.5pt solid #000000" style:writing-mode="page"/>
    </style:style>
    <style:style style:name="Table3.D6" style:family="table-cell">
      <style:table-cell-properties style:vertical-align="middle" fo:padding="0.0382in" fo:border-left="none" fo:border-right="none" fo:border-top="none" fo:border-bottom="0.5pt solid #000000" style:writing-mode="page"/>
    </style:style>
    <style:style style:name="Table4" style:family="table">
      <style:table-properties style:width="11.4542in" table:align="margins"/>
    </style:style>
    <style:style style:name="Table4.A" style:family="table-column">
      <style:table-column-properties style:column-width="0.4958in" style:rel-column-width="2838*"/>
    </style:style>
    <style:style style:name="Table4.B" style:family="table-column">
      <style:table-column-properties style:column-width="1.7833in" style:rel-column-width="10202*"/>
    </style:style>
    <style:style style:name="Table4.C" style:family="table-column">
      <style:table-column-properties style:column-width="2.559in" style:rel-column-width="14643*"/>
    </style:style>
    <style:style style:name="Table4.D" style:family="table-column">
      <style:table-column-properties style:column-width="0.7451in" style:rel-column-width="4265*"/>
    </style:style>
    <style:style style:name="Table4.E" style:family="table-column">
      <style:table-column-properties style:column-width="0.9722in" style:rel-column-width="5562*"/>
    </style:style>
    <style:style style:name="Table4.F" style:family="table-column">
      <style:table-column-properties style:column-width="1.2521in" style:rel-column-width="7165*"/>
    </style:style>
    <style:style style:name="Table4.G" style:family="table-column">
      <style:table-column-properties style:column-width="0.9819in" style:rel-column-width="5619*"/>
    </style:style>
    <style:style style:name="Table4.H" style:family="table-column">
      <style:table-column-properties style:column-width="1.0694in" style:rel-column-width="6117*"/>
    </style:style>
    <style:style style:name="Table4.I" style:family="table-column">
      <style:table-column-properties style:column-width="1.5944in" style:rel-column-width="9124*"/>
    </style:style>
    <style:style style:name="Table4.1" style:family="table-row">
      <style:table-row-properties style:row-height="0.2799in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4.I1" style:family="table-cell">
      <style:table-cell-properties style:vertical-align="middle" fo:padding="0.0382in" fo:border="0.5pt solid #000000" style:writing-mode="page"/>
    </style:style>
    <style:style style:name="Table4.A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4.A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4.A10" style:family="table-cell">
      <style:table-cell-properties style:vertical-align="middle" fo:padding="0.0382in" fo:border-left="0.5pt solid #000000" fo:border-right="none" fo:border-top="0.5pt solid #000000" fo:border-bottom="none" style:writing-mode="page"/>
    </style:style>
    <style:style style:name="Table4.D10" style:family="table-cell">
      <style:table-cell-properties style:vertical-align="middle" fo:padding="0.0382in" fo:border-left="0.5pt solid #000000" fo:border-right="0.5pt solid #000000" fo:border-top="none" fo:border-bottom="none" style:writing-mode="page"/>
    </style:style>
    <style:style style:name="Table4.A11" style:family="table-cell">
      <style:table-cell-properties style:vertical-align="middle" fo:padding="0.0382in" fo:border-left="0.5pt solid #000000" fo:border-right="none" fo:border-top="none" fo:border-bottom="none" style:writing-mode="page"/>
    </style:style>
    <style:style style:name="Table4.D11" style:family="table-cell">
      <style:table-cell-properties style:vertical-align="middle" fo:padding="0.0382in" fo:border="none" style:writing-mode="page"/>
    </style:style>
    <style:style style:name="Table4.D12" style:family="table-cell">
      <style:table-cell-properties style:vertical-align="middle" fo:padding="0.0382in" fo:border-left="none" fo:border-right="none" fo:border-top="none" fo:border-bottom="0.5pt solid #000000" style:writing-mode="page"/>
    </style:style>
    <style:style style:name="Table4.A17" style:family="table-cell">
      <style:table-cell-properties style:vertical-align="middle" fo:padding="0.0382in" fo:border-left="1pt outset #000000" fo:border-right="none" fo:border-top="1pt outset #000000" fo:border-bottom="0.5pt solid #000000" style:writing-mode="page"/>
    </style:style>
    <style:style style:name="Table5" style:family="table">
      <style:table-properties style:width="8.0306in" table:align="left" style:may-break-between-rows="false"/>
    </style:style>
    <style:style style:name="Table5.A" style:family="table-column">
      <style:table-column-properties style:column-width="0.7451in"/>
    </style:style>
    <style:style style:name="Table5.B" style:family="table-column">
      <style:table-column-properties style:column-width="1.0292in"/>
    </style:style>
    <style:style style:name="Table5.C" style:family="table-column">
      <style:table-column-properties style:column-width="1.0604in"/>
    </style:style>
    <style:style style:name="Table5.D" style:family="table-column">
      <style:table-column-properties style:column-width="1.0229in"/>
    </style:style>
    <style:style style:name="Table5.E" style:family="table-column">
      <style:table-column-properties style:column-width="0.9847in"/>
    </style:style>
    <style:style style:name="Table5.G" style:family="table-column">
      <style:table-column-properties style:column-width="1.0667in"/>
    </style:style>
    <style:style style:name="Table5.H" style:family="table-column">
      <style:table-column-properties style:column-width="1.0611in"/>
    </style:style>
    <style:style style:name="Table5.1" style:family="table-row">
      <style:table-row-properties style:row-height="0.35in" fo:keep-together="always"/>
    </style:style>
    <style:style style:name="Table5.A1" style:family="table-cell">
      <style:table-cell-properties style:vertical-align="" style:writing-mode="page"/>
    </style:style>
    <style:style style:name="Table5.2" style:family="table-row">
      <style:table-row-properties fo:keep-together="always"/>
    </style:style>
    <style:style style:name="Table5.A2" style:family="table-cell">
      <style:table-cell-properties style:vertical-align="middle" style:writing-mode="page"/>
    </style:style>
    <style:style style:name="Table5.3" style:family="table-row">
      <style:table-row-properties fo:keep-together="always"/>
    </style:style>
    <style:style style:name="P1" style:family="paragraph" style:parent-style-name="Table_20_Contents">
      <style:text-properties officeooo:paragraph-rsid="0094b4dd"/>
    </style:style>
    <style:style style:name="P2" style:family="paragraph" style:parent-style-name="Table_20_Contents">
      <style:paragraph-properties fo:line-height="0.1965in" fo:text-align="center" style:justify-single-word="false"/>
      <style:text-properties style:font-name="Myanmar Text" fo:font-size="8pt" fo:font-weight="bold" officeooo:rsid="009d1067" officeooo:paragraph-rsid="00dc782b" style:font-size-asian="8pt" style:font-weight-asian="bold" style:font-name-complex="Myanmar Text" style:font-size-complex="8pt" style:font-weight-complex="bold"/>
    </style:style>
    <style:style style:name="P3" style:family="paragraph" style:parent-style-name="Table_20_Contents">
      <style:paragraph-properties fo:line-height="0.1965in"/>
      <style:text-properties style:font-name="Myanmar Text" fo:font-size="8pt" fo:font-weight="bold" officeooo:rsid="009d1067" officeooo:paragraph-rsid="00dc782b" style:font-size-asian="8pt" style:font-weight-asian="bold" style:font-name-complex="Myanmar Text" style:font-size-complex="8pt" style:font-weight-complex="bold"/>
    </style:style>
    <style:style style:name="P4" style:family="paragraph" style:parent-style-name="Table_20_Contents">
      <style:paragraph-properties fo:line-height="0.1965in"/>
      <style:text-properties style:font-name="Myanmar Text" fo:font-size="8pt" fo:font-weight="bold" officeooo:rsid="00a5a347" officeooo:paragraph-rsid="00dc782b" style:font-size-asian="8pt" style:font-weight-asian="bold" style:font-name-complex="Myanmar Text" style:font-size-complex="8pt" style:font-weight-complex="bold"/>
    </style:style>
    <style:style style:name="P5" style:family="paragraph" style:parent-style-name="Table_20_Contents">
      <style:paragraph-properties fo:line-height="0.1965in"/>
      <style:text-properties style:font-name="Myanmar Text" fo:font-size="8pt" fo:font-weight="bold" officeooo:rsid="01e502aa" officeooo:paragraph-rsid="00dc782b" style:font-size-asian="8pt" style:font-weight-asian="bold" style:font-name-complex="Myanmar Text" style:font-size-complex="8pt" style:font-weight-complex="bold"/>
    </style:style>
    <style:style style:name="P6" style:family="paragraph" style:parent-style-name="Table_20_Contents">
      <style:paragraph-properties fo:line-height="0.1965in"/>
      <style:text-properties style:font-name="Myanmar Text" fo:font-size="8pt" fo:font-weight="bold" officeooo:rsid="009d1067" officeooo:paragraph-rsid="00dc782b" style:font-size-asian="8pt" style:font-weight-asian="bold" style:font-name-complex="Myanmar Text" style:font-size-complex="8pt" style:language-complex="my" style:country-complex="MM" style:font-weight-complex="bold"/>
    </style:style>
    <style:style style:name="P7" style:family="paragraph" style:parent-style-name="Table_20_Contents">
      <style:paragraph-properties fo:line-height="0.1965in"/>
      <style:text-properties style:font-name="Myanmar Text" fo:font-size="8pt" fo:font-weight="bold" officeooo:paragraph-rsid="00dc782b" style:font-size-asian="8pt" style:font-weight-asian="bold" style:font-name-complex="Myanmar Text" style:font-size-complex="8pt" style:language-complex="my" style:country-complex="MM" style:font-weight-complex="bold"/>
    </style:style>
    <style:style style:name="P8" style:family="paragraph" style:parent-style-name="Standard">
      <style:text-properties style:font-name="Myanmar Text" fo:font-size="8pt" fo:font-weight="bold" officeooo:paragraph-rsid="00dc782b" style:font-size-asian="8pt" style:font-weight-asian="bold" style:font-size-complex="8pt" style:font-weight-complex="bold"/>
    </style:style>
    <style:style style:name="P9" style:family="paragraph" style:parent-style-name="Standard">
      <style:paragraph-properties fo:line-height="0.1965in" fo:text-align="end" style:justify-single-word="false"/>
      <style:text-properties style:font-name="Myanmar Text" fo:font-size="8pt" officeooo:paragraph-rsid="00dc782b" style:font-size-asian="8pt" style:font-name-complex="Myanmar Text" style:font-size-complex="8pt"/>
    </style:style>
    <style:style style:name="P10" style:family="paragraph" style:parent-style-name="Standard">
      <style:paragraph-properties fo:line-height="0.1965in" fo:text-align="end" style:justify-single-word="false"/>
      <style:text-properties style:font-name="Myanmar Text" fo:font-size="8pt" officeooo:paragraph-rsid="00de611d" style:font-size-asian="8pt" style:font-name-complex="Myanmar Text" style:font-size-complex="8pt"/>
    </style:style>
    <style:style style:name="P11" style:family="paragraph" style:parent-style-name="Table_20_Contents">
      <style:paragraph-properties fo:line-height="0.1965in" fo:text-align="center" style:justify-single-word="false"/>
      <style:text-properties style:font-name="Myanmar Text" fo:font-size="8pt" officeooo:paragraph-rsid="00dc782b" style:font-size-asian="8pt" style:font-name-complex="Myanmar Text" style:font-size-complex="8pt"/>
    </style:style>
    <style:style style:name="P12" style:family="paragraph" style:parent-style-name="Table_20_Contents">
      <style:paragraph-properties fo:line-height="0.1965in"/>
      <style:text-properties style:font-name="Myanmar Text" fo:font-size="8pt" officeooo:paragraph-rsid="00dc782b" style:font-size-asian="8pt" style:font-name-complex="Myanmar Text" style:font-size-complex="8pt"/>
    </style:style>
    <style:style style:name="P13" style:family="paragraph" style:parent-style-name="Table_20_Contents">
      <style:paragraph-properties fo:margin-top="0in" fo:margin-bottom="0in" style:contextual-spacing="false" fo:line-height="0.1575in" fo:text-align="center" style:justify-single-word="false"/>
      <style:text-properties style:font-name="Myanmar Text" fo:font-size="8pt" officeooo:rsid="00837aa9" officeooo:paragraph-rsid="00dc782b" style:font-size-asian="8pt" style:font-name-complex="Myanmar Text" style:font-size-complex="8pt"/>
    </style:style>
    <style:style style:name="P14" style:family="paragraph" style:parent-style-name="Table_20_Contents">
      <style:paragraph-properties fo:margin-top="0in" fo:margin-bottom="0in" style:contextual-spacing="false" fo:line-height="0.1575in"/>
      <style:text-properties style:font-name="Myanmar Text" fo:font-size="8pt" officeooo:rsid="00837aa9" officeooo:paragraph-rsid="00dc782b" style:font-size-asian="8pt" style:font-name-complex="Myanmar Text" style:font-size-complex="8pt"/>
    </style:style>
    <style:style style:name="P15" style:family="paragraph" style:parent-style-name="Table_20_Contents">
      <style:paragraph-properties fo:margin-top="0in" fo:margin-bottom="0in" style:contextual-spacing="false" fo:line-height="0.1575in" fo:text-align="center" style:justify-single-word="false"/>
      <style:text-properties style:font-name="Myanmar Text" fo:font-size="8pt" officeooo:paragraph-rsid="00dc782b" style:font-size-asian="8pt" style:font-name-complex="Myanmar Text" style:font-size-complex="8pt"/>
    </style:style>
    <style:style style:name="P16" style:family="paragraph" style:parent-style-name="Table_20_Contents">
      <style:paragraph-properties fo:line-height="0.1575in" fo:text-align="center" style:justify-single-word="false"/>
      <style:text-properties style:font-name="Myanmar Text" fo:font-size="8pt" officeooo:paragraph-rsid="00dc782b" style:font-size-asian="8pt" style:font-name-complex="Myanmar Text" style:font-size-complex="8pt"/>
    </style:style>
    <style:style style:name="P17" style:family="paragraph" style:parent-style-name="Table_20_Contents">
      <style:paragraph-properties fo:margin-top="0in" fo:margin-bottom="0in" style:contextual-spacing="false" fo:line-height="0.1575in" fo:text-align="end" style:justify-single-word="false"/>
      <style:text-properties style:font-name="Myanmar Text" fo:font-size="8pt" officeooo:paragraph-rsid="00dc782b" style:font-size-asian="8pt" style:font-name-complex="Myanmar Text" style:font-size-complex="8pt"/>
    </style:style>
    <style:style style:name="P18" style:family="paragraph" style:parent-style-name="Table_20_Contents">
      <style:paragraph-properties fo:margin-top="0in" fo:margin-bottom="0in" style:contextual-spacing="false" fo:line-height="0.1575in"/>
      <style:text-properties style:font-name="Myanmar Text" fo:font-size="8pt" officeooo:paragraph-rsid="00dc782b" style:font-size-asian="8pt" style:font-name-complex="Myanmar Text" style:font-size-complex="8pt"/>
    </style:style>
    <style:style style:name="P19" style:family="paragraph" style:parent-style-name="Table_20_Contents">
      <style:paragraph-properties fo:line-height="0.1575in"/>
      <style:text-properties style:font-name="Myanmar Text" fo:font-size="8pt" officeooo:paragraph-rsid="00dc782b" style:font-size-asian="8pt" style:font-name-complex="Myanmar Text" style:font-size-complex="8pt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Myanmar Text" fo:font-size="8pt" officeooo:paragraph-rsid="00dc782b" style:font-size-asian="8pt" style:font-name-complex="Myanmar Text" style:font-size-complex="8pt" style:language-complex="my" style:country-complex="MM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Myanmar Text" fo:font-size="8pt" officeooo:rsid="00e7054a" officeooo:paragraph-rsid="00dc782b" style:font-size-asian="8pt" style:font-name-complex="Myanmar Text" style:font-size-complex="8pt" style:language-complex="my" style:country-complex="MM"/>
    </style:style>
    <style:style style:name="P22" style:family="paragraph" style:parent-style-name="Table_20_Contents">
      <style:paragraph-properties fo:line-height="0.1965in"/>
      <style:text-properties style:font-name="Myanmar Text" fo:font-size="8pt" officeooo:rsid="00a5a347" officeooo:paragraph-rsid="00dc782b" style:font-size-asian="8pt" style:font-name-complex="Myanmar Text" style:font-size-complex="8pt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Myanmar Text" fo:font-size="8pt" officeooo:paragraph-rsid="00dc782b" style:font-size-asian="8pt" style:font-name-complex="Myanmar Text" style:font-size-complex="8pt"/>
    </style:style>
    <style:style style:name="P24" style:family="paragraph" style:parent-style-name="Table_20_Contents">
      <style:paragraph-properties fo:line-height="0.1965in" fo:text-align="center" style:justify-single-word="false"/>
      <style:text-properties style:font-name="Myanmar Text" fo:font-size="8pt" fo:font-weight="normal" officeooo:rsid="00a5a347" officeooo:paragraph-rsid="00dc782b" style:font-size-asian="8pt" style:font-weight-asian="normal" style:font-name-complex="Myanmar Text" style:font-size-complex="8pt" style:font-weight-complex="normal"/>
    </style:style>
    <style:style style:name="P25" style:family="paragraph" style:parent-style-name="Standard">
      <style:text-properties style:font-name="Myanmar Text" fo:font-size="8pt" fo:font-weight="normal" officeooo:paragraph-rsid="00dc782b" style:font-size-asian="8pt" style:font-weight-asian="normal" style:font-size-complex="8pt" style:font-weight-complex="normal"/>
    </style:style>
    <style:style style:name="P26" style:family="paragraph" style:parent-style-name="Text_20_body">
      <style:paragraph-properties fo:text-align="end" style:justify-single-word="false"/>
      <style:text-properties style:font-name="Myanmar Text" fo:font-size="6pt" officeooo:paragraph-rsid="00dc782b" style:font-size-asian="5.25pt" style:font-name-complex="Myanmar Text" style:font-size-complex="6pt"/>
    </style:style>
    <style:style style:name="P27" style:family="paragraph" style:parent-style-name="Table_20_Contents">
      <style:paragraph-properties fo:line-height="0.1965in" fo:text-align="start" style:justify-single-word="false"/>
      <style:text-properties officeooo:paragraph-rsid="00dc782b"/>
    </style:style>
    <style:style style:name="P28" style:family="paragraph" style:parent-style-name="Table_20_Contents">
      <style:paragraph-properties fo:line-height="0.1965in"/>
      <style:text-properties officeooo:paragraph-rsid="00dc782b"/>
    </style:style>
    <style:style style:name="P29" style:family="paragraph" style:parent-style-name="Table_20_Contents">
      <style:text-properties officeooo:paragraph-rsid="00dc782b"/>
    </style:style>
    <style:style style:name="P30" style:family="paragraph" style:parent-style-name="Table_20_Contents">
      <style:text-properties style:text-position="super 58%" style:font-name="Myanmar Text" fo:font-size="6pt" officeooo:paragraph-rsid="00dc782b" style:font-size-asian="5.25pt" style:font-name-complex="Myanmar Text" style:font-size-complex="6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style:font-name="Nachlieli CLM" fo:font-size="8pt" fo:font-weight="bold" officeooo:rsid="009bba75" officeooo:paragraph-rsid="00dc782b" style:font-size-asian="8pt" style:font-weight-asian="bold" style:font-name-complex="Myanmar Text" style:font-size-complex="8pt" style:font-weight-complex="bold"/>
    </style:style>
    <style:style style:name="P32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Nachlieli CLM" fo:font-size="8pt" fo:font-weight="bold" officeooo:rsid="009bba75" officeooo:paragraph-rsid="00dc782b" style:font-size-asian="8pt" style:font-weight-asian="bold" style:font-name-complex="Myanmar Text" style:font-size-complex="8pt" style:font-weight-complex="bold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Nachlieli CLM" fo:font-size="8pt" fo:font-weight="bold" officeooo:rsid="00e7054a" officeooo:paragraph-rsid="00dc782b" style:font-size-asian="8pt" style:font-weight-asian="bold" style:font-name-complex="Myanmar Text" style:font-size-complex="8pt" style:font-weight-complex="bold"/>
    </style:style>
    <style:style style:name="P34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Nachlieli CLM" fo:font-size="8pt" fo:font-weight="bold" officeooo:rsid="01d8d2d3" officeooo:paragraph-rsid="00dc782b" style:font-size-asian="8pt" style:font-weight-asian="bold" style:font-name-complex="Myanmar Text" style:font-size-complex="8pt" style:font-weight-complex="bold"/>
    </style:style>
    <style:style style:name="T1" style:family="text">
      <style:text-properties style:font-name="Myanmar Text" fo:font-size="8pt" officeooo:rsid="005d8371" style:font-size-asian="8pt" style:font-name-complex="Myanmar Text" style:font-size-complex="8pt"/>
    </style:style>
    <style:style style:name="T2" style:family="text">
      <style:text-properties style:font-name="Myanmar Text" fo:font-size="8pt" officeooo:rsid="007fac87" style:font-size-asian="8pt" style:font-name-complex="Myanmar Text" style:font-size-complex="8pt"/>
    </style:style>
    <style:style style:name="T3" style:family="text">
      <style:text-properties style:font-name="Myanmar Text" fo:font-size="8pt" officeooo:rsid="00d09753" style:font-size-asian="8pt" style:font-name-complex="Myanmar Text" style:font-size-complex="8pt"/>
    </style:style>
    <style:style style:name="T4" style:family="text">
      <style:text-properties style:font-name="Myanmar Text" fo:font-size="8pt" officeooo:rsid="01c58739" style:font-size-asian="8pt" style:font-name-complex="Myanmar Text" style:font-size-complex="8pt"/>
    </style:style>
    <style:style style:name="T5" style:family="text">
      <style:text-properties officeooo:rsid="00a0a98d"/>
    </style:style>
    <style:style style:name="T6" style:family="text">
      <style:text-properties officeooo:rsid="009d10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com.head_office_city"/>
        <text:user-field-decl office:value-type="string" office:string-value="Country" text:name="py3o.com.head_office_country"/>
        <text:user-field-decl office:value-type="string" office:string-value="Fax" text:name="py3o.com.head_office_fax"/>
        <text:user-field-decl office:value-type="string" office:string-value="Mail" text:name="py3o.com.head_office_mail"/>
        <text:user-field-decl office:value-type="string" office:string-value="Phone" text:name="py3o.com.head_office_phone"/>
        <text:user-field-decl office:value-type="string" office:string-value="St1" text:name="py3o.com.head_office_st1"/>
        <text:user-field-decl office:value-type="string" office:string-value="St2" text:name="py3o.com.head_office_st2"/>
        <text:user-field-decl office:value-type="string" office:string-value="State" text:name="py3o.com.head_office_state"/>
        <text:user-field-decl office:value-type="string" office:string-value="Township" text:name="py3o.com.head_office_township"/>
        <text:user-field-decl office:value-type="string" office:string-value="Service Mail" text:name="py3o.com.service_mail"/>
        <text:user-field-decl office:value-type="string" office:string-value="Service Ph" text:name="py3o.com.service_ph"/>
        <text:user-field-decl office:value-type="string" office:string-value="Shop 1 Add" text:name="py3o.com.shop1_add"/>
        <text:user-field-decl office:value-type="string" office:string-value="Shop 1 Fax" text:name="py3o.com.shop1_fax"/>
        <text:user-field-decl office:value-type="string" office:string-value="Shop 1 Phone" text:name="py3o.com.shop1_phone"/>
        <text:user-field-decl office:value-type="string" office:string-value="Shop 2 Add" text:name="py3o.com.shop2_add"/>
        <text:user-field-decl office:value-type="string" office:string-value="Shop 2 Fax" text:name="py3o.com.shop2_fax"/>
        <text:user-field-decl office:value-type="string" office:string-value="Shop 2 Phone" text:name="py3o.com.shop2_phone"/>
        <text:user-field-decl office:value-type="string" office:string-value="CName" text:name="py3o.rec.cname"/>
        <text:user-field-decl office:value-type="string" office:string-value="ODate" text:name="py3o.rec.order_date"/>
        <text:user-field-decl office:value-type="string" office:string-value="INV No" text:name="py3o.rec.invoice_no"/>
        <text:user-field-decl office:value-type="string" office:string-value="CId" text:name="py3o.rec.cid"/>
        <text:user-field-decl office:value-type="string" office:string-value="Order No" text:name="py3o.rec.order_no"/>
        <text:user-field-decl office:value-type="string" office:string-value="CAdd" text:name="py3o.rec.cadd"/>
        <text:user-field-decl office:value-type="string" office:string-value="INV Date" text:name="py3o.rec.invoice_date"/>
        <text:user-field-decl office:value-type="string" office:string-value="CPhone" text:name="py3o.rec.cphone"/>
        <text:user-field-decl office:value-type="string" office:string-value="Sale Person" text:name="py3o.rec.sale_person"/>
        <text:user-field-decl office:value-type="string" office:string-value="CState" text:name="py3o.rec.cstate"/>
        <text:user-field-decl office:value-type="string" office:string-value="Due Date" text:name="py3o.rec.due_date"/>
        <text:user-field-decl office:value-type="string" office:string-value="CTownship" text:name="py3o.rec.ctownship"/>
        <text:user-field-decl office:value-type="string" office:string-value="No" text:name="py3o.line.no"/>
        <text:user-field-decl office:value-type="string" office:string-value="PName" text:name="py3o.line.pname"/>
        <text:user-field-decl office:value-type="string" office:string-value="PUnit" text:name="py3o.line.punit"/>
        <text:user-field-decl office:value-type="string" office:string-value="Discount" text:name="py3o.line.discount"/>
        <text:user-field-decl office:value-type="string" office:string-value="Subtotal" text:name="py3o.line.subtotal"/>
        <text:user-field-decl office:value-type="string" office:string-value="Payment Term" text:name="py3o.rec.payment_term"/>
        <text:user-field-decl office:value-type="string" office:string-value="Remark" text:name="py3o.rec.remark"/>
        <text:user-field-decl office:value-type="string" office:string-value="Transport Mode" text:name="py3o.rec.transport_mode"/>
        <text:user-field-decl office:value-type="string" office:string-value="P/O No" text:name="py3o.rec.p_o_no"/>
        <text:user-field-decl office:value-type="string" office:string-value="Sale Center" text:name="py3o.rec.sale_center"/>
        <text:user-field-decl office:value-type="string" office:string-value="QTY" text:name="py3o.line.qty"/>
        <text:user-field-decl office:value-type="string" office:string-value="UOM" text:name="py3o.line.uom"/>
        <text:user-field-decl office:value-type="string" office:string-value="All Total" text:name="py3o.rec.all_line_total"/>
        <text:user-field-decl office:value-type="string" office:string-value="Payment Details" text:name="py3o.rec.payment_details"/>
        <text:user-field-decl office:value-type="string" office:string-value="Special Disc" text:name="py3o.rec.special_discount"/>
        <text:user-field-decl office:value-type="string" office:string-value="Paid Amt" text:name="py3o.rec.paid_amount"/>
        <text:user-field-decl office:value-type="string" office:string-value="Voucher Bal" text:name="py3o.rec.voucher_balance"/>
        <text:user-field-decl office:value-type="string" office:string-value="Due Amt" text:name="py3o.rec.due_amount"/>
        <text:user-field-decl office:value-type="string" office:string-value="Remain Amt" text:name="py3o.rec.remain_amount"/>
        <text:user-field-decl office:value-type="string" office:string-value="Currency" text:name="py3o.rec.currency_symbol"/>
        <text:user-field-decl office:value-type="string" office:string-value="symbol" text:name="py3o.line.line_currency_symbol"/>
        <text:user-field-decl office:value-type="string" office:string-value="Due Credit" text:name="py3o.rec.partner_credit_amt"/>
        <text:user-field-decl office:value-type="string" office:string-value="Due Remain" text:name="py3o.rec.partner_remain_amt"/>
        <text:user-field-decl office:value-type="string" office:string-value="Amount Due" text:name="py3o.rec.amount_due"/>
        <text:user-field-decl office:value-type="string" office:string-value="Special Discount" text:name="py3o.rec.special_discount_amt"/>
        <text:user-field-decl office:value-type="string" office:string-value="Is FOC" text:name="py3o.line.is_foc"/>
        <text:user-field-decl office:value-type="string" office:string-value="Lines Subtotal" text:name="py3o.rec.all_line_subtotal_amt"/>
        <text:user-field-decl office:value-type="string" office:string-value="Delivery Charges" text:name="py3o.rec.delivery_charges_amt"/>
        <text:user-field-decl office:value-type="string" office:string-value="Advanced Paid" text:name="py3o.rec.advance_paid_amt"/>
        <text:user-field-decl office:value-type="string" office:string-value="Due Remain2" text:name="py3o.rec.partner_remain_amt2"/>
      </text:user-field-decls>
      <text:p text:style-name="P29"><text:a xlink:type="simple" xlink:href="py3o://for=%22rec%20in%20records%22" text:style-name="Internet_20_link" text:visited-style-name="Visited_20_Internet_20_Link"><text:span text:style-name="T2">for="rec in record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4">Name </text:p>
          </table:table-cell>
          <table:table-cell table:style-name="Table3.B1" office:value-type="string">
            <text:p text:style-name="P18">: <text:user-field-get text:name="py3o.rec.cname">CName</text:user-field-get></text:p>
          </table:table-cell>
          <table:table-cell table:style-name="Table3.B1" office:value-type="string">
            <text:p text:style-name="P13">Mode of Transport :</text:p>
          </table:table-cell>
          <table:table-cell table:style-name="Table3.D1" office:value-type="string">
            <text:p text:style-name="P14">Order Date </text:p>
          </table:table-cell>
          <table:table-cell table:style-name="Table3.B1" office:value-type="string">
            <text:p text:style-name="P18">: <text:user-field-get text:name="py3o.rec.order_date">ODate</text:user-field-get></text:p>
          </table:table-cell>
          <table:table-cell table:style-name="Table3.D1" office:value-type="string">
            <text:p text:style-name="P14">Invoice No </text:p>
          </table:table-cell>
          <table:table-cell table:style-name="Table3.B1" office:value-type="string">
            <text:p text:style-name="P18">: <text:user-field-get text:name="py3o.rec.invoice_no">INV No</text:user-field-get></text:p>
          </table:table-cell>
        </table:table-row>
        <table:table-row>
          <table:table-cell table:style-name="Table3.A2" office:value-type="string">
            <text:p text:style-name="P14">ID </text:p>
          </table:table-cell>
          <table:table-cell table:style-name="Table3.B2" office:value-type="string">
            <text:p text:style-name="P18">: <text:user-field-get text:name="py3o.rec.cid">CId</text:user-field-get></text:p>
          </table:table-cell>
          <table:table-cell table:style-name="Table3.B2" office:value-type="string">
            <text:p text:style-name="P15"><text:user-field-get text:name="py3o.rec.transport_mode">Transport Mode</text:user-field-get></text:p>
          </table:table-cell>
          <table:table-cell table:style-name="Table3.D2" office:value-type="string">
            <text:p text:style-name="P14">Order No </text:p>
          </table:table-cell>
          <table:table-cell table:style-name="Table3.B2" office:value-type="string">
            <text:p text:style-name="P18">: <text:user-field-get text:name="py3o.rec.order_no">Order No</text:user-field-get></text:p>
          </table:table-cell>
          <table:table-cell table:style-name="Table3.D2" office:value-type="string">
            <text:p text:style-name="P14"/>
          </table:table-cell>
          <table:table-cell table:style-name="Table3.B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14">Address </text:p>
          </table:table-cell>
          <table:table-cell table:style-name="Table3.B2" office:value-type="string">
            <text:p text:style-name="P18">: <text:user-field-get text:name="py3o.rec.cadd">CAdd</text:user-field-get></text:p>
          </table:table-cell>
          <table:table-cell table:style-name="Table3.B2" office:value-type="string">
            <text:p text:style-name="P15"/>
          </table:table-cell>
          <table:table-cell table:style-name="Table3.D2" office:value-type="string">
            <text:p text:style-name="P14">P/O No </text:p>
          </table:table-cell>
          <table:table-cell table:style-name="Table3.B2" office:value-type="string">
            <text:p text:style-name="P18">: <text:user-field-get text:name="py3o.rec.p_o_no">P/O No</text:user-field-get></text:p>
          </table:table-cell>
          <table:table-cell table:style-name="Table3.D2" office:value-type="string">
            <text:p text:style-name="P14">Invoice Date </text:p>
          </table:table-cell>
          <table:table-cell table:style-name="Table3.B2" office:value-type="string">
            <text:p text:style-name="P18">: <text:user-field-get text:name="py3o.rec.invoice_date">INV Date</text:user-field-get></text:p>
          </table:table-cell>
        </table:table-row>
        <table:table-row>
          <table:table-cell table:style-name="Table3.A2" office:value-type="string">
            <text:p text:style-name="P14">Phone </text:p>
          </table:table-cell>
          <table:table-cell table:style-name="Table3.B2" office:value-type="string">
            <text:p text:style-name="P18">: <text:user-field-get text:name="py3o.rec.cphone">CPhone</text:user-field-get></text:p>
          </table:table-cell>
          <table:table-cell table:style-name="Table3.B2" office:value-type="string">
            <text:p text:style-name="P13">Method of Price :</text:p>
          </table:table-cell>
          <table:table-cell table:style-name="Table3.D2" office:value-type="string">
            <text:p text:style-name="P14">Sale Person </text:p>
          </table:table-cell>
          <table:table-cell table:style-name="Table3.B2" office:value-type="string">
            <text:p text:style-name="P18">: <text:user-field-get text:name="py3o.rec.sale_person">Sale Person</text:user-field-get></text:p>
          </table:table-cell>
          <table:table-cell table:style-name="Table3.D2" office:value-type="string">
            <text:p text:style-name="P18"/>
          </table:table-cell>
          <table:table-cell table:style-name="Table3.B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14">State </text:p>
          </table:table-cell>
          <table:table-cell table:style-name="Table3.B2" office:value-type="string">
            <text:p text:style-name="P18">: <text:user-field-get text:name="py3o.rec.cstate">CState</text:user-field-get></text:p>
          </table:table-cell>
          <table:table-cell table:style-name="Table3.B2" office:value-type="string">
            <text:p text:style-name="P13">KS</text:p>
          </table:table-cell>
          <table:table-cell table:style-name="Table3.D2" office:value-type="string">
            <text:p text:style-name="P14">Sale Center </text:p>
          </table:table-cell>
          <table:table-cell table:style-name="Table3.B2" office:value-type="string">
            <text:p text:style-name="P18">: <text:user-field-get text:name="py3o.rec.sale_center">Sale Center</text:user-field-get></text:p>
          </table:table-cell>
          <table:table-cell table:style-name="Table3.D2" office:value-type="string">
            <text:p text:style-name="P14">Due Date </text:p>
          </table:table-cell>
          <table:table-cell table:style-name="Table3.B2" office:value-type="string">
            <text:p text:style-name="P18">: <text:user-field-get text:name="py3o.rec.due_date">Due Date</text:user-field-get></text:p>
          </table:table-cell>
        </table:table-row>
        <table:table-row>
          <table:table-cell table:style-name="Table3.A6" office:value-type="string">
            <text:p text:style-name="P14">Township ID </text:p>
          </table:table-cell>
          <table:table-cell table:style-name="Table3.B6" office:value-type="string">
            <text:p text:style-name="P18">: <text:user-field-get text:name="py3o.rec.ctownship">CTownship</text:user-field-get></text:p>
          </table:table-cell>
          <table:table-cell table:style-name="Table3.B6" office:value-type="string">
            <text:p text:style-name="P18"/>
          </table:table-cell>
          <table:table-cell table:style-name="Table3.D6" office:value-type="string">
            <text:p text:style-name="P18"/>
          </table:table-cell>
          <table:table-cell table:style-name="Table3.B6" office:value-type="string">
            <text:p text:style-name="P18"/>
          </table:table-cell>
          <table:table-cell table:style-name="Table3.D6" office:value-type="string">
            <text:p text:style-name="P14"/>
          </table:table-cell>
          <table:table-cell table:style-name="Table3.B6" office:value-type="string">
            <text:p text:style-name="P18"/>
          </table:table-cell>
        </table:table-row>
      </table:table>
      <text:p text:style-name="P3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31">No.</text:p>
          </table:table-cell>
          <table:table-cell table:style-name="Table4.A1" table:number-columns-spanned="2" office:value-type="string">
            <text:p text:style-name="P31">PRODUCT NAME</text:p>
          </table:table-cell>
          <table:covered-table-cell/>
          <table:table-cell table:style-name="Table4.A1" office:value-type="string">
            <text:p text:style-name="P33">QTY</text:p>
          </table:table-cell>
          <table:table-cell table:style-name="Table4.A1" office:value-type="string">
            <text:p text:style-name="P33">UOM</text:p>
          </table:table-cell>
          <table:table-cell table:style-name="Table4.A1" office:value-type="string">
            <text:p text:style-name="P32">PRICE ( Unit )</text:p>
          </table:table-cell>
          <table:table-cell table:style-name="Table4.A1" office:value-type="string">
            <text:p text:style-name="P34">FOC</text:p>
          </table:table-cell>
          <table:table-cell table:style-name="Table4.A1" office:value-type="string">
            <text:p text:style-name="P32">DISCOUNT</text:p>
          </table:table-cell>
          <table:table-cell table:style-name="Table4.I1" office:value-type="string">
            <text:p text:style-name="P31">AMOUNT</text:p>
          </table:table-cell>
        </table:table-row>
        <table:table-row>
          <table:table-cell table:style-name="Table4.A2" table:number-columns-spanned="9" office:value-type="string">
            <text:p text:style-name="P27"><text:a xlink:type="simple" xlink:href="py3o://for=%22line%20in%20rec.lines%22" text:style-name="Internet_20_link" text:visited-style-name="Visited_20_Internet_20_Link"><text:span text:style-name="T3">for="line in rec.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9" office:value-type="string">
            <text:p text:style-name="P27"><text:a xlink:type="simple" xlink:href="py3o://if=%22line.qty!=''%20and%20line.punit!=''%20and%20line.uom!=''%22" text:style-name="Internet_20_link" text:visited-style-name="Visited_20_Internet_20_Link"><text:span text:style-name="T3">if="line.qty!='' and line.punit!='' and line.uom!='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4" office:value-type="string">
            <text:p text:style-name="P15"><text:user-field-get text:name="py3o.line.no">No</text:user-field-get></text:p>
          </table:table-cell>
          <table:table-cell table:style-name="Table4.A4" table:number-columns-spanned="2" office:value-type="string">
            <text:p text:style-name="P18"><text:user-field-get text:name="py3o.line.pname">PName</text:user-field-get></text:p>
          </table:table-cell>
          <table:covered-table-cell/>
          <table:table-cell table:style-name="Table4.A4" office:value-type="string">
            <text:p text:style-name="P15"><text:user-field-get text:name="py3o.line.qty">QTY</text:user-field-get></text:p>
          </table:table-cell>
          <table:table-cell table:style-name="Table4.A4" office:value-type="string">
            <text:p text:style-name="P15"><text:user-field-get text:name="py3o.line.uom">UOM</text:user-field-get></text:p>
          </table:table-cell>
          <table:table-cell table:style-name="Table4.A4" office:value-type="string">
            <text:p text:style-name="P17"><text:user-field-get text:name="py3o.line.punit">PUnit</text:user-field-get></text:p>
          </table:table-cell>
          <table:table-cell table:style-name="Table4.A4" office:value-type="string">
            <text:p text:style-name="P15"><text:user-field-get text:name="py3o.line.is_foc">Is FOC</text:user-field-get></text:p>
          </table:table-cell>
          <table:table-cell table:style-name="Table4.A4" office:value-type="string">
            <text:p text:style-name="P17"><text:user-field-get text:name="py3o.line.discount">Discount</text:user-field-get></text:p>
          </table:table-cell>
          <table:table-cell table:style-name="Table4.A2" office:value-type="string">
            <text:p text:style-name="P17"><text:user-field-get text:name="py3o.line.subtotal">Subtotal</text:user-field-get></text:p>
          </table:table-cell>
        </table:table-row>
        <table:table-row>
          <table:table-cell table:style-name="Table4.A2" table:number-columns-spanned="9" office:value-type="string">
            <text:p text:style-name="P28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9" office:value-type="string">
            <text:p text:style-name="P28"><text:a xlink:type="simple" xlink:href="py3o://if=%22line.qty==''%20and%20line.punit==''%20and%20line.uom==''%22" text:style-name="Internet_20_link" text:visited-style-name="Visited_20_Internet_20_Link"><text:span text:style-name="T4">if="line.qty=='' and line.punit=='' and line.uom=='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4" office:value-type="string">
            <text:p text:style-name="P16"><text:user-field-get text:name="py3o.line.no">No</text:user-field-get></text:p>
          </table:table-cell>
          <table:table-cell table:style-name="Table4.A2" table:number-columns-spanned="8" office:value-type="string">
            <text:p text:style-name="P19"><text:user-field-get text:name="py3o.line.pname">P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9" office:value-type="string">
            <text:p text:style-name="P28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9" office:value-type="string">
            <text:p text:style-name="P28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0" table:number-columns-spanned="2" office:value-type="string">
            <text:p text:style-name="P3">Approved by </text:p>
          </table:table-cell>
          <table:covered-table-cell/>
          <table:table-cell table:style-name="Table4.A10" office:value-type="string">
            <text:p text:style-name="P2">Term of Payment</text:p>
          </table:table-cell>
          <table:table-cell table:style-name="Table4.D10" table:number-columns-spanned="3" office:value-type="string">
            <text:p text:style-name="P8">Payment Details</text:p>
          </table:table-cell>
          <table:covered-table-cell/>
          <table:covered-table-cell/>
          <table:table-cell table:style-name="Table4.A1" table:number-columns-spanned="2" office:value-type="string">
            <text:p text:style-name="P3">Sub Total</text:p>
          </table:table-cell>
          <table:covered-table-cell/>
          <table:table-cell table:style-name="Table4.I1" office:value-type="string">
            <text:p text:style-name="P9"><text:user-field-get text:name="py3o.rec.all_line_subtotal_amt">Lines Subtotal</text:user-field-get></text:p>
          </table:table-cell>
        </table:table-row>
        <text:soft-page-break/>
        <table:table-row>
          <table:table-cell table:style-name="Table4.A11" table:number-columns-spanned="2" office:value-type="string">
            <text:p text:style-name="P22">Signature …………………….</text:p>
          </table:table-cell>
          <table:covered-table-cell/>
          <table:table-cell table:style-name="Table4.D10" office:value-type="string">
            <text:p text:style-name="P11"><text:user-field-get text:name="py3o.rec.payment_term">Payment Term</text:user-field-get></text:p>
          </table:table-cell>
          <table:table-cell table:style-name="Table4.D11" table:number-columns-spanned="3" office:value-type="string">
            <text:p text:style-name="P25">Name : <text:user-field-get text:name="py3o.rec.payment_details">Payment Details</text:user-field-get></text:p>
          </table:table-cell>
          <table:covered-table-cell/>
          <table:covered-table-cell/>
          <table:table-cell table:style-name="Table4.A4" table:number-columns-spanned="2" office:value-type="string">
            <text:p text:style-name="P5">Delivery Charges</text:p>
          </table:table-cell>
          <table:covered-table-cell/>
          <table:table-cell table:style-name="Table4.A2" office:value-type="string">
            <text:p text:style-name="P9"><text:user-field-get text:name="py3o.rec.delivery_charges_amt">Delivery Charges</text:user-field-get></text:p>
          </table:table-cell>
        </table:table-row>
        <table:table-row>
          <table:table-cell table:style-name="Table4.A4" table:number-columns-spanned="2" office:value-type="string">
            <text:p text:style-name="P22">Name ………………………...</text:p>
          </table:table-cell>
          <table:covered-table-cell/>
          <table:table-cell table:style-name="Table4.A2" office:value-type="string">
            <text:p text:style-name="P11"/>
          </table:table-cell>
          <table:table-cell table:style-name="Table4.D12" table:number-columns-spanned="3" office:value-type="string">
            <text:p text:style-name="P25"/>
          </table:table-cell>
          <table:covered-table-cell/>
          <table:covered-table-cell/>
          <table:table-cell table:style-name="Table4.A4" table:number-columns-spanned="2" office:value-type="string">
            <text:p text:style-name="P5">Advance Paid</text:p>
          </table:table-cell>
          <table:covered-table-cell/>
          <table:table-cell table:style-name="Table4.A2" office:value-type="string">
            <text:p text:style-name="P9"><text:user-field-get text:name="py3o.rec.advance_paid_amt">Advanced Paid</text:user-field-get></text:p>
          </table:table-cell>
        </table:table-row>
        <table:table-row>
          <table:table-cell table:style-name="Table4.D11" table:number-columns-spanned="2" office:value-type="string">
            <text:p text:style-name="P22"/>
          </table:table-cell>
          <table:covered-table-cell/>
          <table:table-cell table:style-name="Table4.D11" office:value-type="string">
            <text:p text:style-name="P11"/>
          </table:table-cell>
          <table:table-cell table:style-name="Table4.D11" table:number-columns-spanned="3" office:value-type="string">
            <text:p text:style-name="P25"/>
          </table:table-cell>
          <table:covered-table-cell/>
          <table:covered-table-cell/>
          <table:table-cell table:style-name="Table4.A4" table:number-columns-spanned="2" office:value-type="string">
            <text:p text:style-name="P3">Special Discount</text:p>
          </table:table-cell>
          <table:covered-table-cell/>
          <table:table-cell table:style-name="Table4.A2" office:value-type="string">
            <text:p text:style-name="P9"><text:user-field-get text:name="py3o.rec.special_discount_amt">Special Discount</text:user-field-get></text:p>
          </table:table-cell>
        </table:table-row>
        <table:table-row>
          <table:table-cell table:style-name="Table4.D11" table:number-columns-spanned="2" office:value-type="string">
            <text:p text:style-name="P22"/>
          </table:table-cell>
          <table:covered-table-cell/>
          <table:table-cell table:style-name="Table4.D11" office:value-type="string">
            <text:p text:style-name="P12"/>
          </table:table-cell>
          <table:table-cell table:style-name="Table4.D11" table:number-columns-spanned="3" office:value-type="string">
            <text:p text:style-name="P12"/>
          </table:table-cell>
          <table:covered-table-cell/>
          <table:covered-table-cell/>
          <table:table-cell table:style-name="Table4.A4" table:number-columns-spanned="2" office:value-type="string">
            <text:p text:style-name="P3">Paid Amount</text:p>
          </table:table-cell>
          <table:covered-table-cell/>
          <table:table-cell table:style-name="Table4.A2" office:value-type="string">
            <text:p text:style-name="P9"><text:user-field-get text:name="py3o.rec.paid_amount">Paid Amt</text:user-field-get></text:p>
          </table:table-cell>
        </table:table-row>
        <table:table-row>
          <table:table-cell table:style-name="Table4.D11" table:number-columns-spanned="3" office:value-type="string">
            <text:p text:style-name="P4"/>
          </table:table-cell>
          <table:covered-table-cell/>
          <table:covered-table-cell/>
          <table:table-cell table:style-name="Table4.D12" table:number-rows-spanned="2" table:number-columns-spanned="3" office:value-type="string">
            <text:p text:style-name="P22"/>
          </table:table-cell>
          <table:covered-table-cell/>
          <table:covered-table-cell/>
          <table:table-cell table:style-name="Table4.A4" table:number-columns-spanned="2" office:value-type="string">
            <text:p text:style-name="P3">Voucher Balance</text:p>
          </table:table-cell>
          <table:covered-table-cell/>
          <table:table-cell table:style-name="Table4.A2" office:value-type="string">
            <text:p text:style-name="P9"><text:user-field-get text:name="py3o.rec.voucher_balance">Voucher Bal</text:user-field-get></text:p>
          </table:table-cell>
        </table:table-row>
        <table:table-row>
          <table:table-cell table:style-name="Table4.D11" table:number-columns-spanned="3" office:value-type="string">
            <text:p text:style-name="P4">Remark <text:s/></text:p>
          </table:table-cell>
          <table:covered-table-cell/>
          <table:covered-table-cell/>
          <table:covered-table-cell table:style-name="Table4.D12"/>
          <table:covered-table-cell/>
          <table:covered-table-cell/>
          <table:table-cell table:style-name="Table4.A4" table:number-columns-spanned="2" office:value-type="string">
            <text:p text:style-name="P6">ယခင်ကျန်ငွေ</text:p>
          </table:table-cell>
          <table:covered-table-cell/>
          <table:table-cell table:style-name="Table4.A2" office:value-type="string">
            <text:p text:style-name="P9"><text:user-field-get text:name="py3o.rec.amount_due">Amount Due</text:user-field-get></text:p>
          </table:table-cell>
        </table:table-row>
        <table:table-row>
          <table:table-cell table:style-name="Table4.A17" table:number-rows-spanned="2" table:number-columns-spanned="6" office:value-type="string">
            <text:p text:style-name="P24">ဤ Voucher တွင် ပါဝင်သောပစ္စည်းများ၏မပြည့်စုံမှု၊ပျက်စီးမှုများကို ၁ ပတ်အတွင်းသာ တာဝန်ယူဖြေရှင်းပေးမည်။ ၁ ပတ်ကျော်ပါက ကုမ္ပဏီမှ တာဝန်ယူဖြေရှင်းပေးမည်မဟုတ်ပါ။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4" table:number-columns-spanned="2" office:value-type="string">
            <text:p text:style-name="P6">ယခုရှင်းပေးငွေ</text:p>
          </table:table-cell>
          <table:covered-table-cell/>
          <table:table-cell table:style-name="Table4.A2" office:value-type="string">
            <text:p text:style-name="P9"><text:user-field-get text:name="py3o.rec.paid_amount">Paid Amt</text:user-field-get></text:p>
          </table:table-cell>
        </table:table-row>
        <table:table-row>
          <table:covered-table-cell table:style-name="Table4.A17"/>
          <table:covered-table-cell/>
          <table:covered-table-cell/>
          <table:covered-table-cell/>
          <table:covered-table-cell/>
          <table:covered-table-cell/>
          <table:table-cell table:style-name="Table4.A4" table:number-columns-spanned="2" office:value-type="string">
            <text:p text:style-name="P7">စုစုပေ<text:span text:style-name="T6">ါင်းကျန်ငွေ</text:span></text:p>
          </table:table-cell>
          <table:covered-table-cell/>
          <table:table-cell table:style-name="Table4.A2" office:value-type="string">
            <text:p text:style-name="P10"><text:user-field-get text:name="py3o.rec.partner_remain_amt2">Due Remain2</text:user-field-get></text:p>
          </table:table-cell>
        </table:table-row>
      </table:table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C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0">စိစစ်သူ</text:p>
          </table:table-cell>
          <table:table-cell table:style-name="Table5.A1" office:value-type="string">
            <text:p text:style-name="P20">အကြွေ<text:span text:style-name="T5">း</text:span></text:p>
          </table:table-cell>
          <table:table-cell table:style-name="Table5.A1" office:value-type="string">
            <text:p text:style-name="P21">Control</text:p>
          </table:table-cell>
          <table:table-cell table:style-name="Table5.A1" office:value-type="string">
            <text:p text:style-name="P20">ငွေလက်ခံသူ</text:p>
          </table:table-cell>
          <table:table-cell table:style-name="Table5.A1" office:value-type="string">
            <text:p text:style-name="P20">ကုန်ထုတ်သူ</text:p>
          </table:table-cell>
          <table:table-cell table:style-name="Table5.A1" office:value-type="string">
            <text:p text:style-name="P20">ကုန်ပို့သူ</text:p>
          </table:table-cell>
          <table:table-cell table:style-name="Table5.A1" office:value-type="string">
            <text:p text:style-name="P20">ကုန်လက်ခံသူ</text:p>
          </table:table-cell>
        </table:table-row>
        <table:table-row table:style-name="Table5.2">
          <table:table-cell table:style-name="Table5.A2" office:value-type="string">
            <text:p text:style-name="P20">လက်မှတ်</text:p>
          </table:table-cell>
          <table:table-cell table:style-name="Table5.A2" office:value-type="string">
            <text:p text:style-name="P23">…………</text:p>
          </table:table-cell>
          <table:table-cell table:style-name="Table5.A2" office:value-type="string">
            <text:p text:style-name="P23">…………</text:p>
          </table:table-cell>
          <table:table-cell table:style-name="Table5.A2" office:value-type="string">
            <text:p text:style-name="P23">…………</text:p>
          </table:table-cell>
          <table:table-cell table:style-name="Table5.A2" office:value-type="string">
            <text:p text:style-name="P23">…………</text:p>
          </table:table-cell>
          <table:table-cell table:style-name="Table5.A2" office:value-type="string">
            <text:p text:style-name="P23">…………</text:p>
          </table:table-cell>
          <table:table-cell table:style-name="Table5.A2" office:value-type="string">
            <text:p text:style-name="P23">…………</text:p>
          </table:table-cell>
          <table:table-cell table:style-name="Table5.A2" office:value-type="string">
            <text:p text:style-name="P23">…………</text:p>
          </table:table-cell>
        </table:table-row>
        <table:table-row table:style-name="Table5.3">
          <table:table-cell table:style-name="Table5.A2" office:value-type="string">
            <text:p text:style-name="P20">အမည်</text:p>
          </table:table-cell>
          <table:table-cell table:style-name="Table5.A2" office:value-type="string">
            <text:p text:style-name="P23">…………</text:p>
          </table:table-cell>
          <table:table-cell table:style-name="Table5.A2" office:value-type="string">
            <text:p text:style-name="P23">…………</text:p>
          </table:table-cell>
          <table:table-cell table:style-name="Table5.A2" office:value-type="string">
            <text:p text:style-name="P23">…………</text:p>
          </table:table-cell>
          <table:table-cell table:style-name="Table5.A2" office:value-type="string">
            <text:p text:style-name="P23">…………</text:p>
          </table:table-cell>
          <table:table-cell table:style-name="Table5.A2" office:value-type="string">
            <text:p text:style-name="P23">…………</text:p>
          </table:table-cell>
          <table:table-cell table:style-name="Table5.A2" office:value-type="string">
            <text:p text:style-name="P23">…………</text:p>
          </table:table-cell>
          <table:table-cell table:style-name="Table5.A2" office:value-type="string">
            <text:p text:style-name="P23">…………</text:p>
          </table:table-cell>
        </table:table-row>
      </table:table>
      <text:p text:style-name="P29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  <style:font-face style:name="Nachlieli CLM" svg:font-family="'Nachlieli CLM'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161in" style:type="center"/>
          <style:tab-stop style:position="8.031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0161in" style:type="center"/>
          <style:tab-stop style:position="8.031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able_20_Contents">
      <style:text-properties officeooo:paragraph-rsid="0094b4dd"/>
    </style:style>
    <style:style style:name="MT1" style:family="text">
      <style:text-properties style:font-name="Myanmar Text" fo:font-size="8pt" officeooo:rsid="005d8371" style:font-size-asian="8pt" style:font-name-complex="Myanmar Tex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1575in" fo:margin-bottom="0.1575in" fo:margin-left="0.1181in" fo:margin-right="0.11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283in" svg:y="0.0555in" svg:width="11.3898in" svg:height="2.1244in" draw:z-index="1"><draw:image xlink:href="Pictures/1000000000000478000000D3B8508E23B1A9F174.png" xlink:type="simple" xlink:show="embed" xlink:actuate="onLoad" draw:mime-type="image/png"/></draw:frame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  <text:p text:style-name="MP1"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2T14:15:29.632000000</meta:creation-date>
    <dc:date>2024-02-28T12:35:03.548000000</dc:date>
    <meta:editing-duration>PT12H58M43S</meta:editing-duration>
    <meta:editing-cycles>75</meta:editing-cycles>
    <meta:generator>LibreOffice/7.6.3.2$Windows_X86_64 LibreOffice_project/29d686fea9f6705b262d369fede658f824154cc0</meta:generator>
    <meta:document-statistic meta:table-count="3" meta:image-count="1" meta:object-count="0" meta:page-count="2" meta:paragraph-count="108" meta:word-count="197" meta:character-count="1093" meta:non-whitespace-character-count="987"/>
  </office:meta>
</office:document-meta>
</file>